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end" style:justify-single-word="false"/>
      <style:text-properties fo:language="en" fo:country="US"/>
    </style:style>
    <style:style style:name="P6" style:family="paragraph" style:parent-style-name="Heading">
      <style:paragraph-properties fo:text-align="center" style:justify-single-word="false"/>
      <style:text-properties fo:language="en" fo:country="US"/>
    </style:style>
    <style:style style:name="P7" style:family="paragraph" style:parent-style-name="Text_20_body" style:master-page-name="First_20_Page">
      <style:paragraph-properties fo:text-align="center" style:justify-single-word="false" style:page-number="auto"/>
      <style:text-properties fo:language="en" fo:country="US"/>
    </style:style>
    <style:style style:name="P8" style:family="paragraph" style:parent-style-name="Text_20_body" style:list-style-name="L1"/>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1a8c84"/>
    </style:style>
    <style:style style:name="P11" style:family="paragraph" style:parent-style-name="Text_20_body">
      <style:text-properties fo:language="en" fo:country="US" officeooo:paragraph-rsid="00221d0d"/>
    </style:style>
    <style:style style:name="P12" style:family="paragraph" style:parent-style-name="Text_20_body">
      <style:text-properties officeooo:paragraph-rsid="002b4b2c"/>
    </style:style>
    <style:style style:name="P13" style:family="paragraph" style:parent-style-name="Text_20_body">
      <style:text-properties officeooo:paragraph-rsid="003deae9"/>
    </style:style>
    <style:style style:name="P14" style:family="paragraph" style:parent-style-name="Text_20_body">
      <style:text-properties officeooo:paragraph-rsid="004ef208"/>
    </style:style>
    <style:style style:name="P15" style:family="paragraph" style:parent-style-name="Text_20_body">
      <style:text-properties officeooo:paragraph-rsid="00831b26"/>
    </style:style>
    <style:style style:name="P16" style:family="paragraph" style:parent-style-name="Text_20_body">
      <style:text-properties officeooo:paragraph-rsid="008b2d65"/>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US"/>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5.501cm" style:type="right" style:leader-style="dotted" style:leader-text="."/>
        </style:tab-stops>
      </style:paragraph-properties>
    </style:style>
    <style:style style:name="P22" style:family="paragraph" style:parent-style-name="Heading_20_2">
      <style:text-properties fo:language="en" fo:country="US"/>
    </style:style>
    <style:style style:name="P23" style:family="paragraph" style:parent-style-name="Contents_20_2">
      <style:paragraph-properties>
        <style:tab-stops>
          <style:tab-stop style:position="15.002cm" style:type="right" style:leader-style="dotted" style:leader-text="."/>
        </style:tab-stops>
      </style:paragraph-properties>
    </style:style>
    <style:style style:name="P24" style:family="paragraph" style:parent-style-name="Contents_20_3">
      <style:paragraph-properties>
        <style:tab-stops>
          <style:tab-stop style:position="14.503cm"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P26" style:family="paragraph" style:parent-style-name="Footnote">
      <style:text-properties officeooo:paragraph-rsid="00589540"/>
    </style:style>
    <style:style style:name="T1" style:family="text">
      <style:text-properties fo:language="en" fo:country="US"/>
    </style:style>
    <style:style style:name="T2" style:family="text">
      <style:text-properties fo:language="en" fo:country="US" officeooo:rsid="00403764"/>
    </style:style>
    <style:style style:name="T3" style:family="text">
      <style:text-properties fo:language="en" fo:country="US" officeooo:rsid="0042d94a"/>
    </style:style>
    <style:style style:name="T4" style:family="text">
      <style:text-properties fo:language="en" fo:country="US" officeooo:rsid="004439ec"/>
    </style:style>
    <style:style style:name="T5" style:family="text">
      <style:text-properties fo:language="en" fo:country="US" officeooo:rsid="00457d8b"/>
    </style:style>
    <style:style style:name="T6" style:family="text">
      <style:text-properties fo:language="en" fo:country="US" officeooo:rsid="004590ba"/>
    </style:style>
    <style:style style:name="T7" style:family="text">
      <style:text-properties fo:language="en" fo:country="US" officeooo:rsid="0046861a"/>
    </style:style>
    <style:style style:name="T8" style:family="text">
      <style:text-properties fo:language="en" fo:country="US" officeooo:rsid="00488406"/>
    </style:style>
    <style:style style:name="T9" style:family="text">
      <style:text-properties fo:language="en" fo:country="US" officeooo:rsid="004897e2"/>
    </style:style>
    <style:style style:name="T10" style:family="text">
      <style:text-properties fo:language="en" fo:country="US" officeooo:rsid="00492cfd"/>
    </style:style>
    <style:style style:name="T11" style:family="text">
      <style:text-properties fo:language="en" fo:country="US" officeooo:rsid="004a1e4a"/>
    </style:style>
    <style:style style:name="T12" style:family="text">
      <style:text-properties fo:language="en" fo:country="US" officeooo:rsid="004a55d1"/>
    </style:style>
    <style:style style:name="T13" style:family="text">
      <style:text-properties fo:language="en" fo:country="US" officeooo:rsid="004a5888"/>
    </style:style>
    <style:style style:name="T14" style:family="text">
      <style:text-properties fo:language="en" fo:country="US" officeooo:rsid="004b0634"/>
    </style:style>
    <style:style style:name="T15" style:family="text">
      <style:text-properties fo:language="en" fo:country="US" officeooo:rsid="004d6a8b"/>
    </style:style>
    <style:style style:name="T16" style:family="text">
      <style:text-properties fo:language="en" fo:country="US" officeooo:rsid="004e5d30"/>
    </style:style>
    <style:style style:name="T17" style:family="text">
      <style:text-properties fo:language="en" fo:country="US" officeooo:rsid="004ef208"/>
    </style:style>
    <style:style style:name="T18" style:family="text">
      <style:text-properties fo:language="en" fo:country="US" officeooo:rsid="004f722d"/>
    </style:style>
    <style:style style:name="T19" style:family="text">
      <style:text-properties fo:language="en" fo:country="US" officeooo:rsid="0054878e"/>
    </style:style>
    <style:style style:name="T20" style:family="text">
      <style:text-properties fo:language="en" fo:country="US" officeooo:rsid="0055a253"/>
    </style:style>
    <style:style style:name="T21" style:family="text">
      <style:text-properties fo:language="en" fo:country="US" officeooo:rsid="0056db7c"/>
    </style:style>
    <style:style style:name="T22" style:family="text">
      <style:text-properties fo:language="en" fo:country="US" officeooo:rsid="001729b3"/>
    </style:style>
    <style:style style:name="T23" style:family="text">
      <style:text-properties fo:language="en" fo:country="US" officeooo:rsid="00187409"/>
    </style:style>
    <style:style style:name="T24" style:family="text">
      <style:text-properties fo:language="en" fo:country="US" officeooo:rsid="0018def1"/>
    </style:style>
    <style:style style:name="T25" style:family="text">
      <style:text-properties fo:language="en" fo:country="US" officeooo:rsid="005af38f"/>
    </style:style>
    <style:style style:name="T26" style:family="text">
      <style:text-properties fo:language="en" fo:country="US" officeooo:rsid="005b15c4"/>
    </style:style>
    <style:style style:name="T27" style:family="text">
      <style:text-properties fo:language="en" fo:country="US" officeooo:rsid="005c809b"/>
    </style:style>
    <style:style style:name="T28" style:family="text">
      <style:text-properties fo:language="en" fo:country="US" officeooo:rsid="005d79c5"/>
    </style:style>
    <style:style style:name="T29" style:family="text">
      <style:text-properties fo:language="en" fo:country="US" officeooo:rsid="00610995"/>
    </style:style>
    <style:style style:name="T30" style:family="text">
      <style:text-properties fo:language="en" fo:country="US" officeooo:rsid="0062eff5"/>
    </style:style>
    <style:style style:name="T31" style:family="text">
      <style:text-properties fo:language="en" fo:country="US" officeooo:rsid="0065cf56"/>
    </style:style>
    <style:style style:name="T32" style:family="text">
      <style:text-properties fo:language="en" fo:country="US" officeooo:rsid="00666a87"/>
    </style:style>
    <style:style style:name="T33" style:family="text">
      <style:text-properties fo:language="en" fo:country="US" officeooo:rsid="00695afe"/>
    </style:style>
    <style:style style:name="T34" style:family="text">
      <style:text-properties fo:language="en" fo:country="US" officeooo:rsid="0071262e"/>
    </style:style>
    <style:style style:name="T35" style:family="text">
      <style:text-properties fo:language="en" fo:country="US" officeooo:rsid="007128c4"/>
    </style:style>
    <style:style style:name="T36" style:family="text">
      <style:text-properties fo:language="en" fo:country="US" officeooo:rsid="0073e582"/>
    </style:style>
    <style:style style:name="T37" style:family="text">
      <style:text-properties fo:language="en" fo:country="US" officeooo:rsid="0075e201"/>
    </style:style>
    <style:style style:name="T38" style:family="text">
      <style:text-properties fo:language="en" fo:country="US" officeooo:rsid="00760125"/>
    </style:style>
    <style:style style:name="T39" style:family="text">
      <style:text-properties fo:language="en" fo:country="US" officeooo:rsid="0077be60"/>
    </style:style>
    <style:style style:name="T40" style:family="text">
      <style:text-properties fo:language="en" fo:country="US" officeooo:rsid="007809a8"/>
    </style:style>
    <style:style style:name="T41" style:family="text">
      <style:text-properties fo:language="en" fo:country="US" officeooo:rsid="0078fbc3"/>
    </style:style>
    <style:style style:name="T42" style:family="text">
      <style:text-properties fo:language="en" fo:country="US" officeooo:rsid="0079a58b"/>
    </style:style>
    <style:style style:name="T43" style:family="text">
      <style:text-properti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officeooo:rsid="001a8c84"/>
    </style:style>
    <style:style style:name="T46" style:family="text">
      <style:text-properties officeooo:rsid="001b8950"/>
    </style:style>
    <style:style style:name="T47" style:family="text">
      <style:text-properties officeooo:rsid="001c398b"/>
    </style:style>
    <style:style style:name="T48" style:family="text">
      <style:text-properties officeooo:rsid="001c4bb5"/>
    </style:style>
    <style:style style:name="T49" style:family="text">
      <style:text-properties officeooo:rsid="001c79a2"/>
    </style:style>
    <style:style style:name="T50" style:family="text">
      <style:text-properties officeooo:rsid="001caa81"/>
    </style:style>
    <style:style style:name="T51" style:family="text">
      <style:text-properties officeooo:rsid="001db1d9"/>
    </style:style>
    <style:style style:name="T52" style:family="text">
      <style:text-properties officeooo:rsid="001ee0d1"/>
    </style:style>
    <style:style style:name="T53" style:family="text">
      <style:text-properties officeooo:rsid="001f439a"/>
    </style:style>
    <style:style style:name="T54" style:family="text">
      <style:text-properties officeooo:rsid="00218b15"/>
    </style:style>
    <style:style style:name="T55" style:family="text">
      <style:text-properties officeooo:rsid="00221d0d"/>
    </style:style>
    <style:style style:name="T56" style:family="text">
      <style:text-properties officeooo:rsid="0023a3bb"/>
    </style:style>
    <style:style style:name="T57" style:family="text">
      <style:text-properties officeooo:rsid="0024a0ff"/>
    </style:style>
    <style:style style:name="T58" style:family="text">
      <style:text-properties officeooo:rsid="0026f1b4"/>
    </style:style>
    <style:style style:name="T59" style:family="text">
      <style:text-properties officeooo:rsid="002a5d5a"/>
    </style:style>
    <style:style style:name="T60" style:family="text">
      <style:text-properties officeooo:rsid="002b4b2c"/>
    </style:style>
    <style:style style:name="T61" style:family="text">
      <style:text-properties officeooo:rsid="002c800b"/>
    </style:style>
    <style:style style:name="T62" style:family="text">
      <style:text-properties officeooo:rsid="002e7d56"/>
    </style:style>
    <style:style style:name="T63" style:family="text">
      <style:text-properties officeooo:rsid="002f49a1"/>
    </style:style>
    <style:style style:name="T64" style:family="text">
      <style:text-properties officeooo:rsid="0030829f"/>
    </style:style>
    <style:style style:name="T65" style:family="text">
      <style:text-properties officeooo:rsid="00324349"/>
    </style:style>
    <style:style style:name="T66" style:family="text">
      <style:text-properties officeooo:rsid="0033e6f9"/>
    </style:style>
    <style:style style:name="T67" style:family="text">
      <style:text-properties officeooo:rsid="0034418f"/>
    </style:style>
    <style:style style:name="T68" style:family="text">
      <style:text-properties officeooo:rsid="00358b9d"/>
    </style:style>
    <style:style style:name="T69" style:family="text">
      <style:text-properties officeooo:rsid="0036aaf1"/>
    </style:style>
    <style:style style:name="T70" style:family="text">
      <style:text-properties officeooo:rsid="003ad00d"/>
    </style:style>
    <style:style style:name="T71" style:family="text">
      <style:text-properties officeooo:rsid="003deae9"/>
    </style:style>
    <style:style style:name="T72" style:family="text">
      <style:text-properties officeooo:rsid="00589540"/>
    </style:style>
    <style:style style:name="T73" style:family="text">
      <style:text-properties officeooo:rsid="006bce00"/>
    </style:style>
    <style:style style:name="T74" style:family="text">
      <style:text-properties officeooo:rsid="006e3573"/>
    </style:style>
    <style:style style:name="T75" style:family="text">
      <style:text-properties officeooo:rsid="006e73db"/>
    </style:style>
    <style:style style:name="T76" style:family="text">
      <style:text-properties officeooo:rsid="007ae967"/>
    </style:style>
    <style:style style:name="T77" style:family="text">
      <style:text-properties officeooo:rsid="007b3b7b"/>
    </style:style>
    <style:style style:name="T78" style:family="text">
      <style:text-properties officeooo:rsid="007bde64"/>
    </style:style>
    <style:style style:name="T79" style:family="text">
      <style:text-properties officeooo:rsid="007d83a4"/>
    </style:style>
    <style:style style:name="T80" style:family="text">
      <style:text-properties officeooo:rsid="007ed397"/>
    </style:style>
    <style:style style:name="T81" style:family="text">
      <style:text-properties officeooo:rsid="008014c2"/>
    </style:style>
    <style:style style:name="T82" style:family="text">
      <style:text-properties officeooo:rsid="00802aec"/>
    </style:style>
    <style:style style:name="T83" style:family="text">
      <style:text-properties officeooo:rsid="0081cbd9"/>
    </style:style>
    <style:style style:name="T84" style:family="text">
      <style:text-properties officeooo:rsid="00831b26"/>
    </style:style>
    <style:style style:name="T85" style:family="text">
      <style:text-properties officeooo:rsid="0084d909"/>
    </style:style>
    <style:style style:name="T86" style:family="text">
      <style:text-properties officeooo:rsid="0085fecc"/>
    </style:style>
    <style:style style:name="T87" style:family="text">
      <style:text-properties officeooo:rsid="0087a956"/>
    </style:style>
    <style:style style:name="T88" style:family="text">
      <style:text-properties officeooo:rsid="0089a743"/>
    </style:style>
    <style:style style:name="T89" style:family="text">
      <style:text-properties officeooo:rsid="008a430f"/>
    </style:style>
    <style:style style:name="T90" style:family="text">
      <style:text-properties officeooo:rsid="008b2d65"/>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ty of Tartu</text:p>
      <text:p text:style-name="P4">Faculty of mathematics and computer science</text:p>
      <text:p text:style-name="P4">Institute of Computer Science</text:p>
      <text:p text:style-name="P4">Information Technology</text:p>
      <text:p text:style-name="P4"/>
      <text:p text:style-name="P4"/>
      <text:p text:style-name="P4"/>
      <text:p text:style-name="P4"/>
      <text:p text:style-name="P4"/>
      <text:p text:style-name="Author_20_name">Hans Mäesalu</text:p>
      <text:p text:style-name="P6">Automated generation of microsites from collections of widgets</text:p>
      <text:p text:style-name="P4">Master's thesis (30 ECTS)</text:p>
      <text:p text:style-name="P4"/>
      <text:p text:style-name="P4"/>
      <text:p text:style-name="P5">Supervisor: Peep Küngas</text:p>
      <text:p text:style-name="P4"/>
      <text:p text:style-name="P4"/>
      <text:p text:style-name="P3">Author:<text:tab/>….............................................. “......” December 2012</text:p>
      <text:p text:style-name="P3">Supervisor:<text:tab/>….............................................. “......” December 2012</text:p>
      <text:p text:style-name="P3"/>
      <text:p text:style-name="P3">Approved for defence</text:p>
      <text:p text:style-name="P3">Professor:<text:tab/>….............................................. “......” December 2012</text:p>
      <text:p text:style-name="P4"/>
      <text:p text:style-name="P4"/>
      <text:p text:style-name="P4"/>
      <text:p text:style-name="P4"/>
      <text:p text:style-name="P4">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1"><text:a xlink:type="simple" xlink:href="#__RefHeading__117_1837975767" text:style-name="Index_20_Link" text:visited-style-name="Index_20_Link">Introduction<text:tab/>3</text:a></text:p>
          <text:p text:style-name="P21"><text:a xlink:type="simple" xlink:href="#__RefHeading__119_1837975767" text:style-name="Index_20_Link" text:visited-style-name="Index_20_Link">Related work<text:tab/>5</text:a></text:p>
          <text:p text:style-name="P23"><text:a xlink:type="simple" xlink:href="#__RefHeading__1882_2028494735" text:style-name="Index_20_Link" text:visited-style-name="Index_20_Link">Mashup quality<text:tab/>5</text:a></text:p>
          <text:p text:style-name="P23"><text:a xlink:type="simple" xlink:href="#__RefHeading__1884_2028494735" text:style-name="Index_20_Link" text:visited-style-name="Index_20_Link">Mashup tools<text:tab/>6</text:a></text:p>
          <text:p text:style-name="P23"><text:a xlink:type="simple" xlink:href="#__RefHeading__2153_918448020" text:style-name="Index_20_Link" text:visited-style-name="Index_20_Link">Ways to improve mashup building<text:tab/>8</text:a></text:p>
          <text:p text:style-name="P21"><text:a xlink:type="simple" xlink:href="#__RefHeading__121_1837975767" text:style-name="Index_20_Link" text:visited-style-name="Index_20_Link">Background<text:tab/>9</text:a></text:p>
          <text:p text:style-name="P21"><text:a xlink:type="simple" xlink:href="#__RefHeading__3051_89132499" text:style-name="Index_20_Link" text:visited-style-name="Index_20_Link">Rules<text:tab/>10</text:a></text:p>
          <text:p text:style-name="P21"><text:a xlink:type="simple" xlink:href="#__RefHeading__123_1837975767" text:style-name="Index_20_Link" text:visited-style-name="Index_20_Link">Case study 1<text:tab/>11</text:a></text:p>
          <text:p text:style-name="P23"><text:a xlink:type="simple" xlink:href="#__RefHeading__208_6428573" text:style-name="Index_20_Link" text:visited-style-name="Index_20_Link">Components<text:tab/>11</text:a></text:p>
          <text:p text:style-name="P24"><text:a xlink:type="simple" xlink:href="#__RefHeading__210_6428573" text:style-name="Index_20_Link" text:visited-style-name="Index_20_Link">Widgets<text:tab/>11</text:a></text:p>
          <text:p text:style-name="P24"><text:a xlink:type="simple" xlink:href="#__RefHeading__212_6428573" text:style-name="Index_20_Link" text:visited-style-name="Index_20_Link">Templates<text:tab/>11</text:a></text:p>
          <text:p text:style-name="P23"><text:a xlink:type="simple" xlink:href="#__RefHeading__339_6428573" text:style-name="Index_20_Link" text:visited-style-name="Index_20_Link">Process<text:tab/>12</text:a></text:p>
          <text:p text:style-name="P24"><text:a xlink:type="simple" xlink:href="#__RefHeading__474_6428573" text:style-name="Index_20_Link" text:visited-style-name="Index_20_Link">User<text:tab/>12</text:a></text:p>
          <text:p text:style-name="P24"><text:a xlink:type="simple" xlink:href="#__RefHeading__476_6428573" text:style-name="Index_20_Link" text:visited-style-name="Index_20_Link">Server side<text:tab/>12</text:a></text:p>
          <text:p text:style-name="P24"><text:a xlink:type="simple" xlink:href="#__RefHeading__478_6428573" text:style-name="Index_20_Link" text:visited-style-name="Index_20_Link">Client side<text:tab/>14</text:a></text:p>
          <text:p text:style-name="P21"><text:a xlink:type="simple" xlink:href="#__RefHeading__125_1837975767" text:style-name="Index_20_Link" text:visited-style-name="Index_20_Link">Case study 2<text:tab/>15</text:a></text:p>
          <text:p text:style-name="P21"><text:a xlink:type="simple" xlink:href="#__RefHeading__127_1837975767" text:style-name="Index_20_Link" text:visited-style-name="Index_20_Link">Solution<text:tab/>15</text:a></text:p>
          <text:p text:style-name="P21"><text:a xlink:type="simple" xlink:href="#__RefHeading__139_1837975767" text:style-name="Index_20_Link" text:visited-style-name="Index_20_Link">Conclusions<text:tab/>15</text:a></text:p>
          <text:p text:style-name="P21"><text:a xlink:type="simple" xlink:href="#__RefHeading__141_1837975767" text:style-name="Index_20_Link" text:visited-style-name="Index_20_Link">Future work<text:tab/>15</text:a></text:p>
          <text:p text:style-name="P21"><text:a xlink:type="simple" xlink:href="#__RefHeading__4483_89132499" text:style-name="Index_20_Link" text:visited-style-name="Index_20_Link">Abstract<text:tab/>15</text:a></text:p>
          <text:p text:style-name="P21"><text:a xlink:type="simple" xlink:href="#__RefHeading__163_1837975767" text:style-name="Index_20_Link" text:visited-style-name="Index_20_Link">Bibliography<text:tab/>16</text:a></text:p>
          <text:p text:style-name="P21"><text:a xlink:type="simple" xlink:href="#__RefHeading__165_1837975767" text:style-name="Index_20_Link" text:visited-style-name="Index_20_Link">Appendix<text:tab/>18</text:a></text:p>
          <text:p text:style-name="P23"><text:a xlink:type="simple" xlink:href="#__RefHeading__167_1837975767" text:style-name="Index_20_Link" text:visited-style-name="Index_20_Link">Source code<text:tab/>18</text:a></text:p>
        </text:index-body>
      </text:table-of-content>
      <text:p text:style-name="P3"/>
      <text:p text:style-name="P3"/>
      <text:h text:style-name="P19" text:outline-level="1"><text:bookmark-start text:name="__RefHeading__117_1837975767"/>Introduction<text:bookmark-end text:name="__RefHeading__117_1837975767"/></text:h>
      <text:p text:style-name="P2"><text:tab/>Internet is the largest repository of human knowledge, but often this knowledge is scattered around different information systems and hard to use. To integrate information from different sources into more understandable format mashups are created.</text:p>
      <text:p text:style-name="P2"><text:tab/>Mashups are micro web sites that concentrate on one topic and combine knowledge from different sources. They are intended to add value by combining data in a meaningful way. Mashup generally composes of widgets <text:span text:style-name="T46">which build up the user interface of a mashup and provide the necessary data</text:span>.</text:p>
      <text:p text:style-name="P2"><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10"><text:tab/>Unfortunately with existing technologies combining widgets into mashup web sites is still time consuming and complicated task, often requiring programming knowledge. In <text:s/>“<text:span text:style-name="T45">Conceptual and usability issues in the composable web of software services”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45">it </text:span>was seen that users are interested in <text:span text:style-name="T46">mashing up different services</text:span> because they see it as a way to increase productivity, but <text:span text:style-name="T46">they fail to do so because average user without computer science background has poor understanding of technical details of web services and composing </text:span><text:span text:style-name="T47">them</text:span>. And when the mashup is intended to be used by several people, usability and accessibility become an issue.</text:p>
      <text:p text:style-name="P2"><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less able devic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fall, but a good web site should be built with good usability and accessibility in mind. These qualities also often suffer because mashup developers generally are not usability experts, so even though they start with good intentions they simply lack the knowledge to consider all the aspects of usability and accessibility.</text:p>
      <text:p text:style-name="P2"><text:soft-page-break/><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ext:tab/>The main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text:tab/>Then a way to represent this knowledge in a machine understandable format has to be found. The format has to be flexible enough to be usable in ever-changing Internet technologies landscape, but at the same time has to be easy to understand and existing standards based, to minimiz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text:tab/>Finished application is to be used on a few case studies to prove its applicability in solving real world problems.</text:p>
      <text:p text:style-name="P2"><text:tab/>The rest of the thesis is organized as follows. The first chapter gives an overview of existing work related to mashup creation. Second chapter introduces technologies and standards used for the solution. Chapter three lists usability rules, with references to sources, gathered for this thesis. Chapter four introduces two case studies that are intended to be solved by the application built for this thesis. Chapter five gives a 4+1 architectural view model of the application. Chapter six concludes work that has been done and chapter seven gives an overview of possible future work.</text:p>
      <text:h text:style-name="P19"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P16"><text:tab/>Generally mashups are seen as regular web applications. There are lots of studies into web application usability. <text:span text:style-name="T56">In “Improving a Web Application Using Design Patterns: A Case Study” </text:span><text:span text:style-name="T56"><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span><text:span text:style-name="T56"> several navigational patterns were introduced and their usage was proposed on </text:span><text:span text:style-name="T66">University</text:span><text:span text:style-name="T56"> Sains Malaysia School of Computer Sciences website. </text:span><text:span text:style-name="T57">For example set based navigation, which means that contents is distributed into sets of similar information, was proposed to be used together with search feature to make search more effective. </text:span><text:span text:style-name="T88">Based on studies </text:span><text:span text:style-name="T89">many books of usability guidelines and patterns have been written, for example “Web Application Design Patterns” </text:span><text:span text:style-name="T89"><text:bibliography-mark text:identifier="Vo2009b" text:bibliography-type="book" text:author="Pawan Vora" text:title="Web Application Design Patterns" text:year="2009" text:isbn="978-0-12-374265-0">[8]</text:bibliography-mark></text:span><text:span text:style-name="T89"> has patterns covering all aspects of web applications. </text:span><text:span text:style-name="T90">Another book with many guidelines is “The Research-Based Web Design &amp; Usability Guidelines” </text:span><text:span text:style-name="T90"><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text:span><text:span text:style-name="T90"> by U.S. Dept. of Health and Human Services.</text:span></text:p>
      <text:p text:style-name="P15"><text:span text:style-name="T57"><text:tab/></text:span><text:span text:style-name="T70">In </text:span><text:span text:style-name="T76">order to scientifically prove usability guidelines, eye tracking studies have been performed. For example in</text:span><text:span text:style-name="T70"> </text:span><text:span text:style-name="T70"><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text:span><text:span text:style-name="T70"> </text:span><text:span text:style-name="T76">25 USA university websites were tested on students. </text:span><text:span text:style-name="T77">It was seen that people spend most of their time watching main menu, which is expected to be located at the top or on the left side of the website, and site contents, which is expected to be located at the center of the site. </text:span><text:span text:style-name="T79">In</text:span><text:span text:style-name="T70"> </text:span><text:span text:style-name="T70"><text:bibliography-mark text:identifier="Ru2005" text:bibliography-type="article" text:author="Mark Russell" text:journal="Usability News" text:number="1" text:title="Using Eye-Tracking Data to Understand First Impressions of a Website" text:volume="7" text:year="2005">[11]</text:bibliography-mark></text:span><text:span text:style-name="T70"> </text:span><text:span text:style-name="T79">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text:span><text:span text:style-name="T80">In</text:span><text:span text:style-name="T70"> </text:span><text:span text:style-name="T70"><text:bibliography-mark text:identifier="GoKo1998" text:bibliography-type="article" text:author="Joseph H. Goldberg, Xerxes P. Kotval" text:title="Computer interface evaluation using eye movements: methods and constructs" text:year="1998">[12]</text:bibliography-mark></text:span><text:span text:style-name="T70"> </text:span><text:span text:style-name="T81">two interfaces were built, one of which was poorly organized and another which was </text:span><text:span text:style-name="T82">well</text:span><text:span text:style-name="T81"> organized. </text:span><text:span text:style-name="T83">From eye tracking results i</text:span><text:span text:style-name="T80">t was seen that poorly organized interface can results in less efficient search behavior, which in return increases the time it takes to perform a specific task. </text:span><text:span text:style-name="T84">Sometimes eye tracking can give results that are contrary to common usability guidelines. For example it is commonly suggested to position main menu in the top or on the left side of the </text:span><text:span text:style-name="T85">web </text:span><text:span text:style-name="T84">site, but in </text:span><text:span text:style-name="T84"><text:bibliography-mark text:identifier="Ba2000" text:bibliography-type="article" text:author="Bailey, R.W., Koyani, S., Nall, J." text:journal="National Cancer Institute Technical Report" text:title="Usability testing of several health information Web sites" text:year="2000">[13]</text:bibliography-mark></text:span><text:span text:style-name="T84"> </text:span><text:span text:style-name="T86">it was seen that users used right aligned menus more efficiently, even more so on laptop computers. </text:span><text:span text:style-name="T87">This was further studied in</text:span><text:span text:style-name="T70"> </text:span><text:span text:style-name="T70"><text:bibliography-mark text:identifier="McSaRi20" text:bibliography-type="article" text:author="John D Mccarthy , M Angela Sasse , Jens Riegelsberger" text:title="Could I have the Menu Please? An Eye Tracking Study of Design Conventions" text:year="2003">[14]</text:bibliography-mark></text:span><text:span text:style-name="T70"> </text:span><text:span text:style-name="T87">where it was seen that on first page view users searched for the menu on the left side which made it more slow, but on consecutive page views users knew where to look for the menu and the difference disappeared. This is also supported by </text:span><text:span text:style-name="T78">Jacobs Law of Web user experience:</text:span></text:p>
      <text:p text:style-name="P13"><text:span text:style-name="T71"><text:tab/>“Users spend most of their time on other sites. Thus, anything that is a convention </text:span><text:soft-page-break/><text:span text:style-name="T71">and used on the majority of other sites will be burned into the users’ brains and you can only deviate from it on pain of major usability problems.”</text:span></text:p>
      <text:p text:style-name="P12"><text:span text:style-name="T57"><text:tab/></text:span><text:span text:style-name="T58">Lots of usability guidelines have been defined which makes </text:span><text:span text:style-name="T65">manual usability evaluation </text:span><text:span text:style-name="T58">time consuming and error prone. </text:span><text:span text:style-name="T59">In order to ease the work automated usability evaluation tools have been developed. </text:span><text:span text:style-name="T60">In “USEFul: A Framework to Mainstream Web Site Usability Through Automated Evaluation” </text:span><text:span text:style-name="T60"><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text:span><text:span text:style-name="T60"> one such tool, </text:span><text:span text:style-name="T61">USEFul Framework,</text:span><text:span text:style-name="T60"> is introduced. </text:span><text:span text:style-name="T61">It uses </text:span><text:span text:style-name="T63">a </text:span><text:span text:style-name="T61">database of usability patterns </text:span><text:span text:style-name="T62">that have been collected from different usability studied </text:span><text:span text:style-name="T64">and evaluates websites based on them. </text:span><text:span text:style-name="T65">To validate the application it was compared to manual usability evaluation results and it was seen that </text:span><text:span text:style-name="T66">even though it was not able to identify all the usability violations </text:span><text:span text:style-name="T67">that were manually identified by usability professionals, it was able to identify usability violations that were not found manually. So it was concluded that for best results automated and manual usability evaluation should be </text:span><text:span text:style-name="T68">used. </text:span><text:span text:style-name="T69">Same conclusion was reached in “Finding usability bugs with automated tests” </text:span><text:span text:style-name="T69"><text:bibliography-mark text:identifier="Ha2011" text:bibliography-type="article" text:author="Julian Harty" text:journal="Communication of the ACM" text:number="2" text:title="Finding usability bugs with automated tests" text:volume="54" text:year="2011">[15]</text:bibliography-mark></text:span><text:span text:style-name="T69">.</text:span></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mashup is usable and accessible, and composition quality, the mashup introduces added value, suitable components are properly used, consistent and available.</text:p>
      <text:h text:style-name="P22" text:outline-level="2"><text:bookmark-start text:name="__RefHeading__1884_2028494735"/>Mashup tools<text:bookmark-end text:name="__RefHeading__1884_2028494735"/></text:h>
      <text:p text:style-name="Text_20_body"><text:span text:style-name="T1"><text:tab/></text:span><text:span text:style-name="T2">Volker Hoyer and Marco Fischer have given an overview of existing mashup tools </text:span><text:span text:style-name="T2"><text:bibliography-mark text:identifier="HoFi2008" text:bibliography-type="article" text:author="Volker Hoyer, Marco Fischer" text:title="Market Overview of Enterprise Mashup Tools" text:year="2008">[17]</text:bibliography-mark></text:span><text:span text:style-name="T2">. </text:span><text:span text:style-name="T3">They </text:span><text:span text:style-name="T4">broadly</text:span><text:span text:style-name="T3"> classify mashup tools as catalog and editor tools. </text:span><text:span text:style-name="T4">Catalog tools are collections of existing resources and they also mediate between different resources. </text:span><text:span text:style-name="T5">Catalogs are further distributed into adapters, which deal with mediation between resources, and repositories, which organize resources </text:span><text:span text:style-name="T6">and widgets. </text:span><text:span text:style-name="T7">Editor tools </text:span><text:span text:style-name="T12">are used for combining resources into new applications</text:span><text:span text:style-name="T7">. </text:span><text:span text:style-name="T8">Editors are further distributed into transformation / aggregation tools, which deal with combining data from different sources, and presentation layer tools, </text:span><text:span text:style-name="T9">which display </text:span><text:span text:style-name="T10">data from different </text:span><text:span text:style-name="T11">sources</text:span><text:span text:style-name="T8">. </text:span><text:span text:style-name="T7">Often mashup tools </text:span><text:soft-page-break/><text:span text:style-name="T7">combine different aspects.</text:span></text:p>
      <text:p text:style-name="P14"><text:span text:style-name="T7"><text:tab/></text:span><text:span text:style-name="T13">An example of adapter mashup tool is </text:span><text:span text:style-name="T14">Yahoo! ran service </text:span><text:span text:style-name="T13">Dapper</text:span><text:span text:style-name="T13"><text:note text:id="ftn0" text:note-class="footnote"><text:note-citation>1</text:note-citation><text:note-body><text:p text:style-name="Footnote"><text:a xlink:type="simple" xlink:href="http://open.dapper.net/">http://open.dapper.net/</text:a> </text:p></text:note-body></text:note></text:span><text:span text:style-name="T13">. </text:span><text:span text:style-name="T15">Dapper is a tool that allows users to extract information from websites into feeds that can then be used as data sources </text:span><text:span text:style-name="T16">in mashups</text:span><text:span text:style-name="T15">. </text:span><text:span text:style-name="T17">Another adapter tool, Firecrow, is introduced in “Extracting Client-side Web User Interface Controls” </text:span><text:span text:style-name="T17"><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7">, </text:span><text:span text:style-name="T18">it's aim is to extract reusable user interface parts from existing websites that could then be used in mashup</text:span><text:span text:style-name="T19">s</text:span><text:span text:style-name="T18">. </text:span><text:span text:style-name="T20">It is a browser extension that works by recording interactions and then </text:span><text:span text:style-name="T26">based on collected data </text:span><text:span text:style-name="T20">extracts necessary CSS, HTML and JavaScript resources for the specific action.</text:span></text:p>
      <text:p text:style-name="P14"><text:span text:style-name="T20"><text:tab/></text:span><text:span text:style-name="T21">Presentation and repository mashup tools are often combined. For example iGoogle</text:span><text:span text:style-name="T21"><text:note text:id="ftn1" text:note-class="footnote"><text:note-citation>2</text:note-citation><text:note-body><text:p text:style-name="P26"><text:a xlink:type="simple" xlink:href="http://www.google.com/ig"><text:span text:style-name="T72">http://www.google.com/ig</text:span></text:a></text:p></text:note-body></text:note></text:span><text:span text:style-name="T21"> and Netvibes</text:span><text:span text:style-name="T21"><text:note text:id="ftn2" text:note-class="footnote"><text:note-citation>3</text:note-citation><text:note-body><text:p text:style-name="Footnote"><text:a xlink:type="simple" xlink:href="http://www.netvibes.com/">http://www.netvibes.com</text:a></text:p></text:note-body></text:note></text:span><text:span text:style-name="T21"> are both tools that contain a repository of widgets and a customizable web portal. </text:span><text:span text:style-name="T22">These allow users to </text:span><text:span text:style-name="T25">create their own personalized portals by browsing the repository of widgets, such as </text:span><text:span text:style-name="T22">weather information, clock and news, </text:span><text:span text:style-name="T25">and adding them to their portals</text:span><text:span text:style-name="T22">. </text:span><text:span text:style-name="T23">Widgets in such environments generally cannot communicated with each other and have very limited customization options, which makes such tools very easy to use, but they </text:span><text:span text:style-name="T24">also cannot be used for more complex tasks because of these limitations. </text:span><text:span text:style-name="T29">More complex presentation tool is </text:span><text:span text:style-name="T30">OpenAjax hub based</text:span><text:span text:style-name="T29"> Scrapplet</text:span><text:span text:style-name="T29"><text:note text:id="ftn3" text:note-class="footnote"><text:note-citation>4</text:note-citation><text:note-body><text:p text:style-name="Footnote"><text:a xlink:type="simple" xlink:href="http://www.scrapplet.com/">http://www.scrapplet.com/</text:a> </text:p></text:note-body></text:note></text:span><text:span text:style-name="T29">. </text:span><text:span text:style-name="T30">It has all the features of simple presentation tool</text:span><text:span text:style-name="T31">s</text:span><text:span text:style-name="T30">, but because </text:span><text:span text:style-name="T32">it is built on top of</text:span><text:span text:style-name="T30"> OpenAjax hub, widgets can communicate with each other and widgets can be extracted from regular websites, which means it also has transformation and adapter tools features.</text:span></text:p>
      <text:p text:style-name="P14"><text:span text:style-name="T30"><text:tab/></text:span><text:span text:style-name="T33">One of the most traditional examples of a transformation and aggregation mashup tools is Yahoo! Pipes</text:span><text:span text:style-name="T33"><text:note text:id="ftn4" text:note-class="footnote"><text:note-citation>5</text:note-citation><text:note-body><text:p text:style-name="Footnote"><text:a xlink:type="simple" xlink:href="http://pipes.yahoo.com/pipes/">http://pipes.yahoo.com/pipes/</text:a> </text:p></text:note-body></text:note></text:span><text:span text:style-name="T33">. </text:span><text:span text:style-name="T34">It is a web based service for combining </text:span><text:span text:style-name="T36">and manipulating </text:span><text:span text:style-name="T37">data from different</text:span><text:span text:style-name="T35"> </text:span><text:span text:style-name="T34">feeds into mashups. </text:span><text:span text:style-name="T38">Another more complex and enterprise oriented transformation and aggregation mashup tool is IBM DAMIA</text:span><text:span text:style-name="T38"><text:note text:id="ftn5"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38">. </text:span><text:span text:style-name="T39">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40">This project</text:span><text:span text:style-name="T1"> aim</text:span><text:span text:style-name="T41">s</text:span><text:span text:style-name="T1"> to provide end-user</text:span><text:span text:style-name="T42">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27">This tool is suppose join all four types of mashup tools into one single </text:span><text:span text:style-name="T28">application.</text:span></text:p>
      <text:h text:style-name="Heading_20_2" text:outline-level="2"><text:bookmark-start text:name="__RefHeading__2153_918448020"/>Ways to improve mashup building<text:bookmark-end text:name="__RefHeading__2153_918448020"/></text:h>
      <text:p text:style-name="P2"><text:tab/><text:span text:style-name="T75">There are many existing mashup tools, as discussed above, but these tools are often considered too complex to be used by none computer scientists or too simplicity to solve real world problems. Several studies have been made on how the tools could be imporved.</text:span></text:p>
      <text:p text:style-name="P11"><text:tab/><text:span text:style-name="T48">In </text:span><text:span text:style-name="T48"><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text:span><text:span text:style-name="T48"> </text:span><text:span text:style-name="T74">creating mashups</text:span><text:span text:style-name="T54"> </text:span><text:span text:style-name="T73">from</text:span><text:span text:style-name="T54"> services was </text:span><text:span text:style-name="T48">studied on people with no computer science background. Several recommendations for mashup </text:span><text:span text:style-name="T55">creation</text:span><text:span text:style-name="T48"> tools were made </text:span><text:span text:style-name="T54">based of the results</text:span><text:span text:style-name="T48">. </text:span><text:span text:style-name="T53">It was identified that average user has poor understanding of t</text:span><text:span text:style-name="T49">echnical details </text:span><text:span text:style-name="T53">of widgets, so such information should be represented via user interface</text:span><text:span text:style-name="T49">. It was seen that naïve users have issues with connecting services and identifying their execution order. To solve connecting services a semi-automatic approach was suggested, so that the connections would be automatically created and users would have the option to modify them. </text:span><text:span text:style-name="T50">To solve execution order issue it was proposed that users should be allowed to model task order. </text:span><text:span text:style-name="T51">It was also seen that users are not familiar with related terms, even the term “widget” created confusion, so it was proposed that simple self-explanatory terms should be used instead. It was proposed that it should be possible to visually compose and manipulate services. </text:span><text:span text:style-name="T52">Security was identified as a concern, so trustworthy services should be retrieved and trustworthiness should be clearly communicated to the user. And similarly to any other application, continues user feedback was seen as important.</text:span></text:p>
      <text:p text:style-name="P2"><text:tab/></text:p>
      <text:h text:style-name="P19" text:outline-level="1"><text:bookmark-start text:name="__RefHeading__121_1837975767"/>Background<text:bookmark-end text:name="__RefHeading__121_1837975767"/></text:h>
      <text:p text:style-name="P2">RuleML, Microdata, OpenAjax (5-10 pages)</text:p>
      <text:h text:style-name="Heading_20_2" text:outline-level="2"/>
      <text:p text:style-name="Text_20_body"/>
      <text:h text:style-name="P17" text:outline-level="1"/>
      <text:h text:style-name="P18" text:outline-level="1"><text:bookmark-start text:name="__RefHeading__3051_89132499"/>Rules<text:bookmark-end text:name="__RefHeading__3051_89132499"/></text:h>
      <text:list xml:id="list43373536" text:style-name="L1">
        <text:list-item>
          <text:p text:style-name="P8">Layout has to be fluid.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0]</text:bibliography-mark> and <text:bibliography-mark text:identifier="Vo2009" text:bibliography-type="book" text:author="Pawan Vora" text:publisher="Morgan Kaufmann Publishers" text:title="Web Application Design Patterns" text:year="2009">[21]</text:bibliography-mark>. Rule has been used in real world at <text:bibliography-mark text:identifier="cnn.com" text:bibliography-type="www" text:author="CNN.com" text:title="Home and Away: Iraq and Afghanistan War Casualties" text:url="http://edition.cnn.com/SPECIALS/war.casualties/">[22]</text:bibliography-mark>.</text:p>
        </text:list-item>
        <text:list-item>
          <text:p text:style-name="P8"><text:bookmark-start text:name="__RefNumPara__6943_89132499"/>Navigation menu has to be placed in the header or the left side of the web site. In some situations both locations could be used simultaneously, for example header for main sections and left side for subsections.<text:tab/><text:line-break/><text:tab/>Rule is proposed in <text:bibliography-mark text:identifier="Vo2009" text:bibliography-type="book" text:author="Pawan Vora" text:publisher="Morgan Kaufmann Publishers" text:title="Web Application Design Patterns" text:year="2009">[21]</text:bibliography-mark> and <text:bibliography-mark text:identifier="YahooPatterns" text:bibliography-type="www" text:title="Yahoo! Design Pattern Library" text:url="http://developer.yahoo.com/ypatterns/">[23]</text:bibliography-mark>. Rule has been used in real world at <text:bibliography-mark text:identifier="cnn.com" text:bibliography-type="www" text:author="CNN.com" text:title="Home and Away: Iraq and Afghanistan War Casualties" text:url="http://edition.cnn.com/SPECIALS/war.casualties/">[22]</text:bibliography-mark>, <text:bibliography-mark text:identifier="Skype.com" text:bibliography-type="www" text:title="Skype.com" text:url="http://www.skype.com/intl/et/home">[24]</text:bibliography-mark> and <text:bibliography-mark text:identifier="Dropbox.com" text:bibliography-type="www" text:title="Dropbox.com" text:url="https://www.dropbox.com/home">[25]</text:bibliography-mark>.<text:bookmark-end text:name="__RefNumPara__6943_89132499"/></text:p>
        </text:list-item>
        <text:list-item>
          <text:p text:style-name="P8">123</text:p>
        </text:list-item>
      </text:list>
      <text:h text:style-name="P19" text:outline-level="1"><text:bookmark-start text:name="__RefHeading__123_1837975767"/>Case study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26]</text:bibliography-mark>.</text:p>
      <text:h text:style-name="P22" text:outline-level="2"><text:bookmark-start text:name="__RefHeading__208_6428573"/>Components<text:bookmark-end text:name="__RefHeading__208_6428573"/></text:h>
      <text:h text:style-name="Heading_20_3" text:outline-level="3"><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a time. Year, that is displayed, can be selected by clicking on it in the menu that is above map. Map widget has Schema.org type “Map”. Allowed minimum dimensions for this widget are 100 width and 50 height, allowed maximum dimensions for this widget are 2000 width and 1000 height.</text:p>
      <text:p text:style-name="Text_20_body"><text:tab/>Table widget is used as a secondary data visualization method. It displays data across all years and countries at the same time. Table has Schema.org type “Table”. Allowed minimum dimensions for this widget are 200 width and 100 height, allowed maximum dimensions for this widget are 2000 width and 1000 height.</text:p>
      <text:p text:style-name="Text_20_body"><text:tab/>Summary widget displays short summary of the data. Summary has Schema.org type “WPFooter”. Allowed minimum dimensions for this widget are 100 width and 50 height, allowed maximum dimensions for this widget are 2000 width and 100 height.</text:p>
      <text:h text:style-name="Heading_20_3" text:outline-level="3"><text:bookmark-start text:name="__RefHeading__212_6428573"/>Templates<text:bookmark-end text:name="__RefHeading__212_6428573"/></text:h>
      <text:p text:style-name="Text_20_body"><text:tab/>Templates database should contain several possible templates for different mashup scenarios. These templates are built based on other highly regarded websites and usability <text:soft-page-break/>guidelines. Templates consist of regular XHTML with CSS and JavaScript and widget placeholders are described with Microdata using special <text:span text:style-name="T43">http://automicrosite.maesalu.com/TemplatePlaceholder</text:span><text:span text:style-name="T44">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 are not very restrictive, so minimum with and height are defined to be 1 and maximum width and height are defined to be 9999. This placeholder also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and maximum width and height are 9999.</text:p>
      <text:h text:style-name="Heading_20_2" text:outline-level="2"><text:bookmark-start text:name="__RefHeading__339_6428573"/>Process<text:bookmark-end text:name="__RefHeading__339_6428573"/></text:h>
      <text:h text:style-name="Heading_20_3" text:outline-level="3"><text:bookmark-start text:name="__RefHeading__474_6428573"/>User<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3" text:outline-level="3"><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ordering widgets so more important are displayed higher or on first pages. For example, priority rule says that Schema.org “MediaObject” widget has higher priority than “Table” widget. Generalization rules allow Schema.org child rules to inherit rules that apply to parent rules. For example, “MediaObject” rules also apply to it's child types “AudioObject”, “ImageObject”, “MusicVideoObject” and “VideoObject”.</text:p>
      <text:p text:style-name="Text_20_body"><text:tab/>It then uses XSLT, EXtensible Stylesheet Language Transformations, to create RuleML facts and implications, for checking whether template has placeholders for all <text:soft-page-break/>widgets, based on OpenAjax metadata. Facts include category values, normal dimensions and minimum and maximum dimensions. These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s to already created rules and facts.</text:p>
      <text:p text:style-name="Text_20_body"><text:tab/>Once all facts and implications have been read, created and combined, they are sent to RuleML service. Now server application start querying for template and then for widget positions. To find a template a query is created that checks whether there exists widget for all placeholders and whether there exists template placeholder for all widgets. These checks are based on Schema.org types and dimensions. Template described under templates section in this case study fits this query because it has a placeholder that can contain several “Table” and “Map” type widgets and it has a placeholder that can contain “WPFooter” type widget, these widgets also fit in these placeholders based on dimensions. Now that template has been chosen a query is prepared to find placeholders for widgets. Query contains template and widget identifiers and returns placeholder identifier for the widget, priority, and minimum and maximum dimensions widget can take in chosen placeholder. Map widget is placed into content area placeholder with priority 10, minimum width 100 and height 50, and maximum width 2000 and height 1000. Table widget is also placed into content area placeholder, since it can contain several widgets, with priority 1, minimum width 200 and height 100, and maximum width 2000 and height 1000. Summary widget is placed into footer placeholder with priority 5, minimum width 100 and height 50, and maximum width 2000 and height 100.</text:p>
      <text:p text:style-name="Text_20_body"><text:tab/>Now that application knows the template and widget locations it loads the selected template file and appends all the necessary OpenAjax hup files and JavaScript code to it. It also appends data and data manager widgets to the end of body, location of these widgets is not important since these are not visual. Query results about visual widgets are converted to JSON and appended to template file for client side code. Finished HTML code is returned to user browser.</text:p>
      <text:h text:style-name="Heading_20_3" text:outline-level="3"><text:bookmark-start text:name="__RefHeading__478_6428573"/><text:soft-page-break/>Client side<text:bookmark-end text:name="__RefHeading__478_6428573"/></text:h>
      <text:p text:style-name="Text_20_body"><text:tab/>Once server side application has finished and returned HTML code to the browser, client side code starts building the mashup. At first OpenAjax hub is created, then JavaScript code is executed that loads all the widgets into the hub and placed into correct template placeholders. Map and table widgets are both placed into content area placeholder, but because map widget has higher priority then it is placed on the first page and map widget can be accessed through menu. Summary is placed into footer area placeholder. In order to distribute information too all widgets without loss, <text:span text:style-name="T43">onload</text:span><text:span text:style-name="T44"> event is attached to all widgets and once all widgets have been loaded, data widget is told to distribute the data. </text:span>Now that all widgets have been placed, widget resizing code is executed that takes the size of the window, minimum and maximum allowed dimensions returned by the server and calculates currently appropriate dimensions. This code is also executed every time browser window size changes to maintain fluid layout, according to <text:bookmark-ref text:reference-format="number" text:ref-name="__RefNumPara__6677_89132499">Error: Reference source not found</text:bookmark-ref></text:p>
      <text:p text:style-name="Text_20_body"><text:tab/>This concludes the creation of mashup for <text:span text:style-name="T1">“Hourly labour costs in Euros (European Union 1997-2008)” data.</text:span></text:p>
      <text:h text:style-name="P17" text:outline-level="1"/>
      <text:h text:style-name="P18" text:outline-level="1"><text:bookmark-start text:name="__RefHeading__125_1837975767"/>Case study 2<text:bookmark-end text:name="__RefHeading__125_1837975767"/></text:h>
      <text:p text:style-name="Text_20_body">5 pages</text:p>
      <text:h text:style-name="Heading_20_1" text:outline-level="1"><text:bookmark-start text:name="__RefHeading__127_1837975767"/>Solution<text:bookmark-end text:name="__RefHeading__127_1837975767"/></text:h>
      <text:p text:style-name="Text_20_body">4+1 architectural view</text:p>
      <text:h text:style-name="Heading_20_1"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2"/>
      <text:h text:style-name="Heading_20_1" text:outline-level="1"><text:bookmark-start text:name="__RefHeading__4483_89132499"/>Abstract<text:bookmark-end text:name="__RefHeading__4483_89132499"/></text:h>
      <text:p text:style-name="P2">1 page</text:p>
      <text:h text:style-name="P18"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Marcos Caceres, Widgets 1.0: The Widget Landscape, 2008</text:p>
          <text:p text:style-name="P25">[2] Abdallah Namoun, Tobias Nestler, Antonella De Angeli, Conceptual and Usability Issues in the Composable Web of Software Services, 2010</text:p>
          <text:p text:style-name="P25">[3] Alexiei Dingli, Justin Mifsud, USEFul: A Framework to Mainstream Web Site Usability Through Automated Evaluation, 2011</text:p>
          <text:p text:style-name="P25">[4] WAI, Web Accessibility and Usability Working Together, 2010, http://www.w3.org/WAI/intro/usable</text:p>
          <text:p text:style-name="P25">[5] Simon Harper, Elen Michailidou, Robert Stevens, Toward a Definition of Visual Complexity as an Implicit Measure of Cognitive Load, 2009</text:p>
          <text:p text:style-name="P25">[6] , 15th Annual Webby Awards Nominees &amp; Winners, 2011, http://www.webbyawards.com/webbys/current.php?season=15</text:p>
          <text:p text:style-name="P25">[7] Phek Lan Thung, Improving a Web Application Using Design Patterns: A Case Study, 2010</text:p>
          <text:p text:style-name="P25">8: Pawan Vora, Web Application Design Patterns, 2009</text:p>
          <text:p text:style-name="P25">9: Michael O. Leavitt, Ben Shneiderman, The Research-Based Web Design &amp; Usability Guidelines, 2006</text:p>
          <text:p text:style-name="P25">10: Sirjana Dahal, Eyes don't lie: understanding users' first impressions on website design using eye tracking, 2010</text:p>
          <text:p text:style-name="P25">[11] Mark Russell, Using Eye-Tracking Data to Understand First Impressions of a Website, 2005</text:p>
          <text:p text:style-name="P25">[12] Joseph H. Goldberg, Xerxes P. Kotval, Computer interface evaluation using eye movements: methods and constructs, 1998</text:p>
          <text:p text:style-name="P25">[13] Bailey, R.W., Koyani, S., Nall, J., Usability testing of several health information Web sites, 2000</text:p>
          <text:p text:style-name="P25">[14] John D Mccarthy , M Angela Sasse , Jens Riegelsberger, Could I have the Menu Please? An Eye Tracking Study of Design Conventions, 2003</text:p>
          <text:p text:style-name="P25"><text:soft-page-break/>[15] Julian Harty, Finding usability bugs with automated tests, 2011</text:p>
          <text:p text:style-name="P25">[16] Cinzia Cappiello, Florian Daniel, Maristella Matera, A Quality Model for Mashup Components, 2009</text:p>
          <text:p text:style-name="P25">[17] Volker Hoyer, Marco Fischer, Market Overview of Enterprise Mashup Tools, 2008</text:p>
          <text:p text:style-name="P25">[18] Josip Maras, Maja Štula, Jan Carlson, Extracting Client-side Web User Interface Controls, 2010</text:p>
          <text:p text:style-name="P25">[19] Olexiy Chudnovskyy, Tobias Nestler, Martin Gaedke, Florian Daniel, José Ignacio Fernández-Villamor, Vadim I. Chepegin, José Angel Fornas, Scott Wilson, Christoph Kögler, Heng Chang, End-user-oriented telco mashups: the OMELETTE approach., </text:p>
          <text:p text:style-name="P25">20: U.S. Dept. of Health and Human Services, The Research-Based Web Design &amp; Usability Guidelines, 2006</text:p>
          <text:p text:style-name="P25">21: Pawan Vora, Web Application Design Patterns, 2009</text:p>
          <text:p text:style-name="P25">[22] CNN.com, Home and Away: Iraq and Afghanistan War Casualties, , http://edition.cnn.com/SPECIALS/war.casualties/</text:p>
          <text:p text:style-name="P25">[23] , Yahoo! Design Pattern Library, , http://developer.yahoo.com/ypatterns/</text:p>
          <text:p text:style-name="P25">[24] , Skype.com, , http://www.skype.com/intl/et/home</text:p>
          <text:p text:style-name="P25">[25] , Dropbox.com, , https://www.dropbox.com/home</text:p>
          <text:p text:style-name="P25">[26] , Hourly labour costs in Euros (European Union 1997-2008), , http://www-958.ibm.com/software/data/cognos/manyeyes/datasets/hourly-labour-costs-in-euros-europ/versions/1</text:p>
        </text:index-body>
      </text:bibliography>
      <text:p text:style-name="Text_20_body"/>
      <text:p text:style-name="Text_20_body"/>
      <text:h text:style-name="P18"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0-09T02:33:09.41</dc:date>
    <meta:editing-duration>P7DT1H55M38S</meta:editing-duration>
    <meta:editing-cycles>490</meta:editing-cycles>
    <meta:generator>LibreOffice/3.6$Windows_x86 LibreOffice_project/e29a214-2bbed72-0621de6-a97528c-8f066d</meta:generator>
    <meta:document-statistic meta:table-count="0" meta:image-count="0" meta:object-count="0" meta:page-count="18" meta:paragraph-count="143" meta:word-count="4136" meta:character-count="26754" meta:non-whitespace-character-count="22722"/>
  </office:meta>
</office:document-meta>
</file>